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-2.223cm" svg:y="-2cm" svg:width="20.999cm" svg:height="1.85cm" draw:z-index="0"><draw:image xlink:href="http://www3.gobiernodecanarias.org/medusa/ecoescuela/plantillasrecursos/files/2019/02/lengua.png" xlink:type="simple" xlink:show="embed" xlink:actuate="onLoad" draw:filter-name="&lt;Todos los formatos&gt;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27S</meta:editing-duration>
    <meta:editing-cycles>3</meta:editing-cycles>
    <meta:generator>OpenOffice/4.1.6$Win32 OpenOffice.org_project/416m1$Build-9790</meta:generator>
    <dc:date>2019-02-11T04:01:07.07</dc:date>
    <meta:document-statistic meta:table-count="0" meta:image-count="1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